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name-complex="Arial" style:font-size-complex="10pt"/>
    </style:style>
    <style:style style:name="P2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9pt" fo:font-weight="bold" style:font-size-asian="9pt" style:font-weight-asian="bold" style:font-name-complex="Arial" style:font-size-complex="9pt" style:font-weight-complex="bold"/>
    </style:style>
    <style:style style:name="P4" style:family="paragraph" style:parent-style-name="Standard">
      <style:text-properties fo:color="#444444" style:font-name="Arial" fo:font-size="10pt" style:font-size-asian="10pt" style:font-name-complex="Arial" style:font-size-complex="10pt"/>
    </style:style>
    <style:style style:name="P5" style:family="paragraph" style:parent-style-name="Standard">
      <style:text-properties fo:color="#444444" style:font-name="Calibri" fo:font-size="9pt" fo:font-weight="bold" style:font-size-asian="9pt" style:font-weight-asian="bold" style:font-name-complex="Arial" style:font-size-complex="9pt"/>
    </style:style>
    <style:style style:name="P6" style:family="paragraph" style:parent-style-name="Standard">
      <style:text-properties fo:color="#444444" style:font-name="Calibri" fo:font-size="9pt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text-properties fo:color="#444444" style:font-name="Calibri" fo:font-size="9pt" fo:font-weight="bold" style:font-size-asian="9pt" style:font-weight-asian="bold" style:font-name-complex="Calibri" style:font-size-complex="9pt"/>
    </style:style>
    <style:style style:name="P8" style:family="paragraph" style:parent-style-name="Standard">
      <style:text-properties fo:color="#444444" style:font-name="Calibri" fo:font-size="9pt" fo:font-weight="bold" style:font-size-asian="9pt" style:font-weight-asian="bold" style:font-name-complex="Calibri" style:font-size-complex="9pt" style:font-weight-complex="bold"/>
    </style:style>
    <style:style style:name="P9" style:family="paragraph" style:parent-style-name="Standard">
      <style:text-properties fo:color="#444444" style:font-name="Calibri" fo:font-size="9pt" style:font-size-asian="9pt" style:font-name-complex="Arial" style:font-size-complex="9pt"/>
    </style:style>
    <style:style style:name="P10" style:family="paragraph" style:parent-style-name="Standard">
      <style:text-properties fo:color="#444444" style:font-name="Calibri" fo:font-size="9pt" style:font-size-asian="9pt" style:font-name-complex="Calibri" style:font-size-complex="9pt"/>
    </style:style>
    <style:style style:name="P11" style:family="paragraph" style:parent-style-name="Standard">
      <style:text-properties style:font-name="Calibri" fo:font-size="9pt" fo:font-weight="bold" style:font-size-asian="9pt" style:font-weight-asian="bold" style:font-name-complex="Arial" style:font-size-complex="9pt" style:font-weight-complex="bold"/>
    </style:style>
    <style:style style:name="P12" style:family="paragraph" style:parent-style-name="Standard">
      <style:text-properties style:font-name="Calibri" fo:font-size="9pt" fo:font-weight="bold" style:font-size-asian="9pt" style:font-weight-asian="bold" style:font-name-complex="Calibri" style:font-size-complex="9pt" style:font-weight-complex="bold"/>
    </style:style>
    <style:style style:name="P13" style:family="paragraph" style:parent-style-name="Standard">
      <style:text-properties style:font-name="Calibri" fo:font-size="9pt" style:font-size-asian="9pt" style:font-name-complex="Arial" style:font-size-complex="9pt"/>
    </style:style>
    <style:style style:name="P14" style:family="paragraph" style:parent-style-name="Standard">
      <style:paragraph-properties fo:margin-left="0cm" fo:margin-right="-2.896cm" fo:text-indent="0cm" style:auto-text-indent="false"/>
      <style:text-properties fo:color="#444444" style:font-name="Open Sans" fo:font-size="10.5pt" fo:font-weight="bold" style:font-size-asian="10.5pt" style:font-weight-asian="bold" style:font-name-complex="Arial" style:font-size-complex="10.5pt" style:font-weight-complex="bold"/>
    </style:style>
    <style:style style:name="P15" style:family="paragraph" style:parent-style-name="Standard">
      <style:paragraph-properties fo:margin-left="0cm" fo:margin-right="0cm" fo:text-indent="1.249cm" style:auto-text-indent="false"/>
      <style:text-properties fo:color="#444444" style:font-name="Calibri" fo:font-size="9pt" style:font-size-asian="9pt" style:font-name-complex="Arial" style:font-size-complex="9pt"/>
    </style:style>
    <style:style style:name="P16" style:family="paragraph" style:parent-style-name="Standard">
      <style:paragraph-properties fo:margin-left="0cm" fo:margin-right="0cm" fo:text-indent="1.249cm" style:auto-text-indent="false"/>
      <style:text-properties fo:font-size="9pt" fo:font-weight="bold" style:font-size-asian="9pt" style:font-weight-asian="bold" style:font-size-complex="9pt"/>
    </style:style>
    <style:style style:name="P17" style:family="paragraph" style:parent-style-name="Standard">
      <style:paragraph-properties fo:margin-left="0cm" fo:margin-right="0cm" fo:text-indent="1.249cm" style:auto-text-indent="false"/>
      <style:text-properties style:font-name="Calibri" fo:font-size="9pt" fo:font-weight="bold" style:font-size-asian="9pt" style:font-weight-asian="bold" style:font-name-complex="Arial" style:font-size-complex="9pt" style:font-weight-complex="bold"/>
    </style:style>
    <style:style style:name="P18" style:family="paragraph" style:parent-style-name="Standard">
      <style:paragraph-properties fo:margin-left="0cm" fo:margin-right="0cm" fo:text-indent="1.249cm" style:auto-text-indent="false"/>
      <style:text-properties style:font-name="Calibri" fo:font-size="9pt" style:font-size-asian="9pt" style:font-name-complex="Arial" style:font-size-complex="9pt"/>
    </style:style>
    <style:style style:name="P19" style:family="paragraph" style:parent-style-name="Normal_20__28_Web_29_">
      <style:paragraph-properties fo:margin-top="0cm" fo:margin-bottom="0cm" loext:contextual-spacing="false" style:line-height-at-least="0cm"/>
    </style:style>
    <style:style style:name="P20" style:family="paragraph" style:parent-style-name="Normal_20__28_Web_29_">
      <style:paragraph-properties fo:margin-top="0cm" fo:margin-bottom="0cm" loext:contextual-spacing="false" style:line-height-at-least="0cm"/>
      <style:text-properties fo:color="#111111"/>
    </style:style>
    <style:style style:name="P21" style:family="paragraph" style:parent-style-name="Standard" style:master-page-name="Standard">
      <style:paragraph-properties fo:margin-left="0cm" fo:margin-right="-2.896cm" fo:text-indent="0cm" style:auto-text-indent="false" style:page-number="auto"/>
      <style:text-properties fo:font-weight="bold" style:font-weight-asian="bold" style:font-name-complex="Arial" style:font-weight-complex="bold"/>
    </style:style>
    <style:style style:name="P22" style:family="paragraph" style:parent-style-name="Standard">
      <style:text-properties fo:color="#444444" style:font-name="Calibri" fo:font-size="9pt" style:font-name-asian="Calibri" style:font-size-asian="9pt" style:font-name-complex="Calibri" style:font-size-complex="9pt"/>
    </style:style>
    <style:style style:name="P23" style:family="paragraph" style:parent-style-name="Normal_20__28_Web_29_">
      <style:paragraph-properties fo:margin-top="0cm" fo:margin-bottom="0cm" loext:contextual-spacing="false" style:line-height-at-least="0cm"/>
      <style:text-properties fo:font-size="9pt" style:font-size-asian="9pt" style:font-size-complex="9pt"/>
    </style:style>
    <style:style style:name="T1" style:family="text">
      <style:text-properties fo:color="#444444" style:font-name="Calibri" fo:font-size="9pt" fo:font-weight="bold" style:font-size-asian="9pt" style:font-weight-asian="bold" style:font-name-complex="Arial" style:font-size-complex="9pt"/>
    </style:style>
    <style:style style:name="T2" style:family="text">
      <style:text-properties fo:color="#444444" style:font-name="Calibri" fo:font-size="9pt" style:font-size-asian="9pt" style:font-name-complex="Calibri" style:font-size-complex="9pt"/>
    </style:style>
    <style:style style:name="T3" style:family="text">
      <style:text-properties fo:color="#444444" fo:font-size="9pt" fo:font-weight="bold" style:font-size-asian="9pt" style:font-weight-asian="bold" style:font-size-complex="9pt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fo:font-weight="bold" style:font-size-asian="9pt" style:font-weight-asian="bold" style:font-size-complex="10pt" style:font-weight-complex="bold"/>
    </style:style>
    <style:style style:name="T7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8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style:font-size-asian="9pt" style:font-size-complex="9pt" style:font-weight-complex="bold"/>
    </style:style>
    <style:style style:name="T11" style:family="text">
      <style:text-properties fo:font-size="9pt" fo:font-weight="normal" style:font-size-asian="9pt" style:font-weight-asian="normal" style:font-size-complex="9pt"/>
    </style:style>
    <style:style style:name="T12" style:family="text">
      <style:text-properties fo:font-size="9pt" style:text-underline-style="none" fo:font-weight="bold" style:font-size-asian="9pt" style:font-weight-asian="bold" style:font-size-complex="9pt"/>
    </style:style>
    <style:style style:name="T13" style:family="text">
      <style:text-properties style:font-name="Calibri" fo:font-size="9pt" fo:font-weight="bold" style:font-size-asian="9pt" style:font-weight-asian="bold" style:font-name-complex="Arial" style:font-size-complex="9pt" style:font-weight-complex="bold"/>
    </style:style>
    <style:style style:name="T14" style:family="text">
      <style:text-properties style:font-name="Calibri" fo:font-size="9pt" fo:font-weight="bold" style:font-size-asian="9pt" style:font-weight-asian="bold" style:font-name-complex="Calibri"/>
    </style:style>
    <style:style style:name="T15" style:family="text">
      <style:text-properties style:font-name="Calibri" fo:font-size="9pt" fo:font-weight="bold" style:font-size-asian="9pt" style:font-weight-asian="bold" style:font-name-complex="Calibri" style:font-size-complex="9pt" style:font-weight-complex="bold"/>
    </style:style>
    <style:style style:name="T16" style:family="text">
      <style:text-properties style:font-name="Calibri" fo:font-size="9pt" style:font-size-asian="9pt" style:font-name-complex="Arial" style:font-size-complex="9pt"/>
    </style:style>
    <style:style style:name="T17" style:family="text">
      <style:text-properties style:font-name="Calibri" fo:font-size="9pt" style:font-size-asian="9pt" style:font-name-complex="Calibri"/>
    </style:style>
    <style:style style:name="T18" style:family="text">
      <style:text-properties style:font-name="Calibri" fo:font-size="9pt" style:font-size-asian="9pt" style:font-name-complex="Calibri" style:font-size-complex="9pt" style:font-weight-complex="bold"/>
    </style:style>
    <style:style style:name="T19" style:family="text">
      <style:text-properties fo:color="#545454" style:font-name="Calibri" fo:font-size="9pt" fo:font-weight="bold" style:font-size-asian="9pt" style:font-weight-asian="bold" style:font-name-complex="Arial" style:font-size-complex="9pt"/>
    </style:style>
    <style:style style:name="T20" style:family="text">
      <style:text-properties fo:color="#333333" fo:font-size="9pt" style:font-size-asian="9pt" style:font-size-complex="9pt"/>
    </style:style>
    <style:style style:name="T21" style:family="text">
      <style:text-properties fo:color="#333333" style:font-name="Calibri" fo:font-size="9pt" style:font-size-asian="9pt" style:font-name-complex="Calibri" style:font-size-complex="9pt"/>
    </style:style>
    <style:style style:name="T22" style:family="text">
      <style:text-properties fo:color="#000000" fo:font-size="9pt" fo:font-weight="bold" style:font-size-asian="9pt" style:font-weight-asian="bold" style:font-size-complex="9pt"/>
    </style:style>
    <style:style style:name="T23" style:family="text">
      <style:text-properties fo:color="#000000" style:font-name="Calibri" fo:font-size="9pt" fo:font-weight="bold" style:font-size-asian="9pt" style:font-weight-asian="bold" style:font-name-complex="Calibri" style:font-size-complex="9pt" style:font-weight-complex="bold"/>
    </style:style>
    <style:style style:name="T24" style:family="text">
      <style:text-properties fo:color="#111111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Los ratios financieros</text:p>
      <text:p text:style-name="P14"/>
      <text:p text:style-name="P1">Son razones que nos permiten analizar los aspectos favorables y desfavorables de la situación económica y financiera de una empresa:</text:p>
      <text:p text:style-name="P4"/>
      <text:p text:style-name="Standard"><text:span text:style-name="T5">1) Solvencia = <text:s/></text:span><text:span text:style-name="T8">Activo corriente + Activo no corriente</text:span><text:span text:style-name="T5"> <text:s text:c="5"/></text:span><text:span text:style-name="st1"><text:span text:style-name="T5">&gt; 1,5</text:span></text:span></text:p>
      <text:p text:style-name="P2"><text:s text:c="29"/>Pasivo no corriente + Pasivo corriente</text:p>
      <text:p text:style-name="P3"/>
      <text:p text:style-name="P5">El Balance informa sobre la solvencia de la empresa</text:p>
      <text:p text:style-name="Standard"><text:span text:style-name="T1">ACTIVO TOTAL (1,5 VECES) </text:span><text:span text:style-name="T3">›</text:span><text:span text:style-name="T1"> PASIVO NO CORRIENTE + PASIVO CORRIENTE</text:span></text:p>
      <text:p text:style-name="P5">la empresa es solvente , lejos de la quiebra</text:p>
      <text:p text:style-name="P5"/>
      <text:p text:style-name="P9"/>
      <text:p text:style-name="Standard"><text:span text:style-name="T5">2) Liquidez <text:s/>= </text:span><text:span text:style-name="T8">Activo corriente</text:span><text:span text:style-name="T5"> <text:s text:c="4"/>= <text:s/></text:span><text:span text:style-name="st1"><text:span text:style-name="T5">&gt; 2</text:span></text:span></text:p>
      <text:p text:style-name="P2"><text:s text:c="24"/>Pasivo corriente</text:p>
      <text:p text:style-name="P11"/>
      <text:p text:style-name="P13">El balance informa sobre la liquidez de la empresa</text:p>
      <text:p text:style-name="Standard"><text:span text:style-name="T13">SI ACTIVO CORRIENTE</text:span><text:span text:style-name="T16"> </text:span><text:span text:style-name="T13">(2 VECES) </text:span><text:span text:style-name="T15">› <text:s/>PASIVO CORRIENTE</text:span><text:span text:style-name="T2">,</text:span></text:p>
      <text:p text:style-name="P7">La empresa tiene liquidez, se aleja de la suspensión de pagos.</text:p>
      <text:p text:style-name="Standard"><text:span text:style-name="T15">Y SI ADEMÁS CRÉDITOS A COBRAR + EFECTIVO </text:span><text:span text:style-name="st1"><text:span text:style-name="T13">&gt;= PASIVO CORRIENTE</text:span></text:span><text:span text:style-name="st1"><text:span text:style-name="T19">,</text:span></text:span></text:p>
      <text:p text:style-name="Standard"><text:span text:style-name="st1"><text:span text:style-name="T19">liquidez óptima.</text:span></text:span></text:p>
      <text:p text:style-name="P22"><text:s/></text:p>
      <text:p text:style-name="Standard"><text:span text:style-name="T4">3) Independencia financiera <text:s/>= <text:s/></text:span><text:span text:style-name="T7">Fondos propios </text:span><text:span text:style-name="T4"><text:s/>x 100 = <text:s/></text:span><text:span text:style-name="st1"><text:span text:style-name="T5">&gt; 50%</text:span></text:span></text:p>
      <text:p text:style-name="P16"><text:s text:c="42"/>Pasivo total</text:p>
      <text:p text:style-name="P10">El balance nos informa si la relación entre <text:s/>fondos propios <text:s/>y el total de deudas es correcta,</text:p>
      <text:p text:style-name="P12">SI ES MAYOR DEL 50 % LA EMPRESA POSEE INDEPENDENCIA FINANCIERA</text:p>
      <text:p text:style-name="P8"/>
      <text:p text:style-name="P15"/>
      <text:p text:style-name="Standard"><text:span text:style-name="T4">4) Endeudamiento total = </text:span><text:span text:style-name="T7">Pasivo exigible </text:span><text:span text:style-name="T4"><text:s text:c="2"/>x 100 = <text:s/></text:span><text:span text:style-name="st1"><text:span text:style-name="T6">&lt;</text:span></text:span><text:span text:style-name="st1"><text:span text:style-name="T5"> 50%</text:span></text:span></text:p>
      <text:p text:style-name="P16"><text:s text:c="34"/>Pasivo total</text:p>
      <text:p text:style-name="P9">El balance nos informa sobre el endeudamiento <text:s/>total de la empresa, </text:p>
      <text:p text:style-name="P11">SI ES MENOR DEL <text:s/>50% EL ENDEUDAMIENTO ES ADMISIBLE</text:p>
      <text:p text:style-name="P6"/>
      <text:p text:style-name="P15"/>
      <text:p text:style-name="Standard"><text:span text:style-name="T4">5) Endeudamiento a corto plazo = <text:s/></text:span><text:span text:style-name="T7">Pasivo corriente </text:span><text:span text:style-name="T4"><text:s text:c="2"/>x 100 = </text:span><text:span text:style-name="st1"><text:span text:style-name="T5">&lt; 25%</text:span></text:span></text:p>
      <text:p text:style-name="P16"><text:s text:c="46"/>Pasivo exigible</text:p>
      <text:p text:style-name="P8">El balance nos informa sobre la proporción entre las deudas a corto plazo y el pasivo exigible,</text:p>
      <text:p text:style-name="P12">DEBERÍA SER INFERIOR AL 25 %</text:p>
      <text:p text:style-name="P17"/>
      <text:p text:style-name="P18"/>
      <text:p text:style-name="Standard"><text:span text:style-name="T4">6) Endeudamiento a largo <text:s/>plazo = </text:span><text:span text:style-name="T7">Pasivo no corriente</text:span><text:span text:style-name="T4"> <text:s/>x 100 = </text:span><text:span text:style-name="st1"><text:span text:style-name="T5">&gt; 75%</text:span></text:span></text:p>
      <text:p text:style-name="Standard"><text:span text:style-name="T3"><text:s text:c="66"/></text:span><text:span text:style-name="T5">Pasivo exigible</text:span></text:p>
      <text:p text:style-name="P8">El balance nos informa sobre la proporción entre las deudas a largo <text:s/>plazo y el pasivo exigible,</text:p>
      <text:p text:style-name="P12">DEBERÍA SER <text:s/>SUPERIOR AL 75 %</text:p>
      <text:p text:style-name="Normal_20__28_Web_29_"><text:span text:style-name="T9">7) </text:span><text:span text:style-name="T4">Fondo de maniobra</text:span><text:span text:style-name="T9">: </text:span><text:span text:style-name="T20">se puede calcular de las siguientes formas</text:span></text:p>
      <text:p text:style-name="Normal_20__28_Web_29_"><text:a xlink:type="simple" xlink:href="http://www.riesgoymorosidad.com/tag/fondo-de-maniobra/" text:style-name="Internet_20_link" text:visited-style-name="Visited_20_Internet_20_Link"><text:span text:style-name="Internet_20_link"><text:span text:style-name="T22">Fondo de Maniobra</text:span></text:span></text:a><text:span text:style-name="Strong_20_Emphasis"><text:span text:style-name="T11"> </text:span></text:span><text:span text:style-name="T4">= Activo Corriente – Pasivo Corriente<text:line-break/></text:span><text:a xlink:type="simple" xlink:href="http://www.riesgoymorosidad.com/tag/fondo-de-maniobra/" text:style-name="Internet_20_link" text:visited-style-name="Visited_20_Internet_20_Link"><text:span text:style-name="Internet_20_link"><text:span text:style-name="T22">Fondo de Maniobra</text:span></text:span></text:a><text:span text:style-name="Strong_20_Emphasis"><text:span text:style-name="T11"> </text:span></text:span><text:span text:style-name="T4">= (Patrimonio Neto +Pasivo no Corriente) – Activo no Corriente</text:span></text:p>
      <text:p text:style-name="P19"><text:span text:style-name="T21">El </text:span><text:a xlink:type="simple" xlink:href="http://www.riesgoymorosidad.com/tag/fondo-de-maniobra/" text:style-name="Internet_20_link" text:visited-style-name="Visited_20_Internet_20_Link"><text:span text:style-name="Internet_20_link"><text:span text:style-name="T23">Fondo de Maniobra</text:span></text:span></text:a><text:span text:style-name="T21"> es lo que nos queda después de hacer frente a nuestras deudas y obligaciones a corto plazo, siempre ha de ser positivo.</text:span></text:p>
      <text:p text:style-name="P19"><text:span text:style-name="st1"><text:span text:style-name="T17">Fondo de maniobra </text:span></text:span><text:span text:style-name="st1"><text:span text:style-name="T14"><text:s/>&lt; 0</text:span></text:span><text:span text:style-name="st1"><text:span text:style-name="T17">.</text:span></text:span><text:span text:style-name="st1"><text:span text:style-name="T18"> Situación apurada de liquidez, ya que la empresa no cubre con su activo circulante las deudas que vencen el próximo año.</text:span></text:span></text:p>
      <text:p text:style-name="P19"><text:span text:style-name="st1"><text:span text:style-name="T18">Fondo de maniobra = </text:span></text:span><text:span text:style-name="st1"><text:span text:style-name="T15">0</text:span></text:span><text:span text:style-name="st1"><text:span text:style-name="T18">. Situación muy ajustada; el simple retraso en el cobro de un cliente o la ralentización de las ventas puede hacer que la empresa no pueda atender a sus pagos.</text:span></text:span></text:p>
      <text:p text:style-name="P19"><text:span text:style-name="st1"><text:span text:style-name="T18">Fondo de maniobra </text:span></text:span><text:span text:style-name="st1"><text:span text:style-name="T15">&gt; 0</text:span></text:span><text:span text:style-name="st1"><text:span text:style-name="T18">. Situación adecuada. El fondo de maniobra deber ser positivo y en una cuantía suficiente para</text:span></text:span><text:span text:style-name="st1"><text:span text:style-name="T10"> que la empresa disponga de un margen de seguridad.</text:span></text:span></text:p>
      <text:p text:style-name="P19"><text:span text:style-name="st1"><text:span text:style-name="T10"/></text:span></text:p>
      <text:p text:style-name="P19"><text:span text:style-name="st1"><text:span text:style-name="T5">8) Rentabilidad económica = <text:s text:c="2"/></text:span></text:span><text:span text:style-name="st1"><text:span text:style-name="T8">Resultado de explotación </text:span></text:span><text:span text:style-name="st1"><text:span text:style-name="T5"><text:s/>x 100</text:span></text:span></text:p>
      <text:p text:style-name="P19"><text:span text:style-name="st1"><text:span text:style-name="T5"><text:s text:c="65"/>Activo</text:span></text:span></text:p>
      <text:p text:style-name="P19"><text:span text:style-name="st1"><text:span text:style-name="T5"/></text:span></text:p>
      <text:p text:style-name="P20"><text:span text:style-name="T4">9) Rentabilidad financiera <text:s/>= </text:span><text:span text:style-name="T12"><text:s/></text:span><text:span text:style-name="T7">Resultado de explotación </text:span><text:span text:style-name="T12"><text:s text:c="2"/></text:span><text:span text:style-name="T4">x 100</text:span></text:p>
      <text:p text:style-name="P23"><text:span text:style-name="T24"><text:s text:c="61"/>Fondos propi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uente_20_de_20_párrafo_20_predeter." style:display-name="Fuente de párrafo predeter." style:family="text"/>
    <style:style style:name="st1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f4972d" style:text-line-through-style="none" style:text-line-through-type="none" style:text-underline-style="none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3cm" fo:margin-bottom="2.501cm" fo:margin-left="3cm" fo:margin-right="3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os ratios financieros</dc:title>
    <meta:initial-creator>Usuario</meta:initial-creator>
    <meta:creation-date>2017-03-03T01:34:00</meta:creation-date>
    <dc:date>2021-03-10T12:39:47.384000000</dc:date>
    <meta:editing-cycles>8</meta:editing-cycles>
    <meta:editing-duration>PT2H57M35S</meta:editing-duration>
    <meta:generator>LibreOffice/5.4.4.2$Windows_x86 LibreOffice_project/2524958677847fb3bb44820e40380acbe820f960</meta:generator>
    <meta:document-statistic meta:table-count="0" meta:image-count="0" meta:object-count="0" meta:page-count="1" meta:paragraph-count="41" meta:word-count="438" meta:character-count="2885" meta:non-whitespace-character-count="2077"/>
  </office:meta>
</office:document-meta>
</file>